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officeooo:rsid="000a351d" officeooo:paragraph-rsid="002c804d"/>
    </style:style>
    <style:style style:name="P3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4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5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6" style:family="paragraph" style:parent-style-name="Standard">
      <style:text-properties fo:font-weight="bold" officeooo:rsid="001bfcf9" officeooo:paragraph-rsid="00323069" style:font-weight-asian="bold" style:font-weight-complex="bold"/>
    </style:style>
    <style:style style:name="P7" style:family="paragraph" style:parent-style-name="Standard">
      <style:text-properties fo:font-weight="bold" officeooo:rsid="001bfcf9" officeooo:paragraph-rsid="0042ea0c" style:font-weight-asian="bold" style:font-weight-complex="bold"/>
    </style:style>
    <style:style style:name="P8" style:family="paragraph" style:parent-style-name="Standard">
      <style:text-properties fo:font-weight="bold" officeooo:rsid="001bfcf9" officeooo:paragraph-rsid="0043f9c1" style:font-weight-asian="bold" style:font-weight-complex="bold"/>
    </style:style>
    <style:style style:name="P9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10" style:family="paragraph" style:parent-style-name="Standard">
      <style:text-properties fo:font-weight="bold" officeooo:rsid="002c804d" officeooo:paragraph-rsid="002c804d" style:font-weight-asian="bold" style:font-weight-complex="bold"/>
    </style:style>
    <style:style style:name="P11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12" style:family="paragraph" style:parent-style-name="Standard">
      <style:text-properties fo:font-weight="normal" officeooo:rsid="001dcf70" officeooo:paragraph-rsid="002c804d" style:font-weight-asian="normal" style:font-weight-complex="normal"/>
    </style:style>
    <style:style style:name="P13" style:family="paragraph" style:parent-style-name="Standard">
      <style:text-properties fo:font-weight="normal" officeooo:rsid="001dcf70" officeooo:paragraph-rsid="00323069" style:font-weight-asian="normal" style:font-weight-complex="normal"/>
    </style:style>
    <style:style style:name="P14" style:family="paragraph" style:parent-style-name="Standard">
      <style:text-properties fo:font-weight="normal" officeooo:rsid="001dcf70" officeooo:paragraph-rsid="0043f9c1" style:font-weight-asian="normal" style:font-weight-complex="normal"/>
    </style:style>
    <style:style style:name="P15" style:family="paragraph" style:parent-style-name="Standard">
      <style:text-properties fo:font-weight="normal" officeooo:rsid="0039e839" officeooo:paragraph-rsid="0039e839" style:font-weight-asian="normal" style:font-weight-complex="normal"/>
    </style:style>
    <style:style style:name="P16" style:family="paragraph" style:parent-style-name="Standard">
      <style:text-properties fo:font-weight="normal" officeooo:rsid="0039e839" officeooo:paragraph-rsid="00447ce7" style:font-weight-asian="normal" style:font-weight-complex="normal"/>
    </style:style>
    <style:style style:name="P17" style:family="paragraph" style:parent-style-name="Standard">
      <style:text-properties fo:font-weight="normal" officeooo:rsid="003ce5d1" officeooo:paragraph-rsid="003ce5d1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dcf70" officeooo:paragraph-rsid="002c804d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27e178" officeooo:paragraph-rsid="0037df1b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27e178" officeooo:paragraph-rsid="0042ea0c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37df1b" officeooo:paragraph-rsid="0037df1b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37df1b" officeooo:paragraph-rsid="004ee6b3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3c18d4" officeooo:paragraph-rsid="003c18d4" style:font-weight-asian="normal" style:font-weight-complex="normal"/>
    </style:style>
    <style:style style:name="P26" style:family="paragraph" style:parent-style-name="Standard">
      <style:text-properties style:use-window-font-color="true" style:font-name="Liberation Mono" fo:font-size="10pt" fo:font-weight="normal" officeooo:rsid="0039e839" officeooo:paragraph-rsid="003f8c61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use-window-font-color="true" style:font-name="Liberation Mono" fo:font-size="10pt" fo:font-weight="normal" officeooo:rsid="0039e839" officeooo:paragraph-rsid="0043f9c1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style:font-name="Liberation Mono" fo:font-size="10pt" fo:font-weight="normal" officeooo:rsid="0039e839" officeooo:paragraph-rsid="00447ce7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style:font-name="Liberation Mono" fo:font-size="10pt" fo:font-weight="normal" officeooo:rsid="001bfcf9" officeooo:paragraph-rsid="003dfb81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style:use-window-font-color="true" style:font-name="Liberation Mono" fo:font-size="10pt" fo:font-weight="normal" officeooo:rsid="0039e839" officeooo:paragraph-rsid="00447ce7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style:use-window-font-color="true" style:font-name="Liberation Mono" fo:font-size="10pt" fo:font-weight="normal" officeooo:rsid="0039e839" officeooo:paragraph-rsid="003dfb81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style:use-window-font-color="true" fo:font-weight="normal" officeooo:rsid="0039e839" officeooo:paragraph-rsid="00447ce7" style:font-weight-asian="normal" style:font-weight-complex="normal"/>
    </style:style>
    <style:style style:name="P36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37" style:family="paragraph" style:parent-style-name="Preformatted_20_Text">
      <style:text-properties fo:font-weight="bold" officeooo:rsid="001bfcf9" officeooo:paragraph-rsid="002c804d" style:font-weight-asian="bold" style:font-weight-complex="bold"/>
    </style:style>
    <style:style style:name="P38" style:family="paragraph" style:parent-style-name="Preformatted_20_Text">
      <style:text-properties officeooo:paragraph-rsid="002c804d"/>
    </style:style>
    <style:style style:name="P39" style:family="paragraph" style:parent-style-name="Preformatted_20_Text">
      <style:text-properties officeooo:paragraph-rsid="00323069"/>
    </style:style>
    <style:style style:name="P40" style:family="paragraph" style:parent-style-name="Preformatted_20_Text">
      <style:text-properties officeooo:paragraph-rsid="0043f9c1"/>
    </style:style>
    <style:style style:name="P41" style:family="paragraph" style:parent-style-name="Standard">
      <style:text-properties officeooo:paragraph-rsid="003c18d4"/>
    </style:style>
    <style:style style:name="P42" style:family="paragraph" style:parent-style-name="Standard">
      <style:text-properties fo:font-weight="normal" officeooo:rsid="0039e839" officeooo:paragraph-rsid="004ee6b3" style:font-weight-asian="normal" style:font-weight-complex="normal"/>
    </style:style>
    <style:style style:name="P43" style:family="paragraph" style:parent-style-name="Standard">
      <style:text-properties fo:font-weight="normal" officeooo:rsid="005a4bba" officeooo:paragraph-rsid="005a4bba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3287"/>
    </style:style>
    <style:style style:name="T4" style:family="text">
      <style:text-properties style:use-window-font-color="true" officeooo:rsid="0027e178"/>
    </style:style>
    <style:style style:name="T5" style:family="text">
      <style:text-properties style:use-window-font-color="true" fo:font-size="10pt" style:font-size-asian="10pt" style:font-size-complex="10pt"/>
    </style:style>
    <style:style style:name="T6" style:family="text">
      <style:text-properties style:use-window-font-color="true" fo:font-size="10pt" fo:font-weight="normal" officeooo:rsid="0027e178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07389d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29f2ee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3c18d4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4c1c96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fo:font-weight="normal" officeooo:rsid="0057f657" style:font-size-asian="10pt" style:font-weight-asian="normal" style:font-size-complex="10pt" style:font-weight-complex="normal"/>
    </style:style>
    <style:style style:name="T12" style:family="text">
      <style:text-properties style:use-window-font-color="true" officeooo:rsid="003666f8"/>
    </style:style>
    <style:style style:name="T13" style:family="text">
      <style:text-properties style:use-window-font-color="true" officeooo:rsid="0037df1b"/>
    </style:style>
    <style:style style:name="T14" style:family="text">
      <style:text-properties style:use-window-font-color="true" officeooo:rsid="003c18d4"/>
    </style:style>
    <style:style style:name="T15" style:family="text">
      <style:text-properties style:use-window-font-color="true" officeooo:rsid="003f8c61"/>
    </style:style>
    <style:style style:name="T16" style:family="text">
      <style:text-properties style:use-window-font-color="true" officeooo:rsid="0043f9c1"/>
    </style:style>
    <style:style style:name="T17" style:family="text">
      <style:text-properties style:use-window-font-color="true" officeooo:rsid="00447ce7"/>
    </style:style>
    <style:style style:name="T18" style:family="text">
      <style:text-properties style:use-window-font-color="true" officeooo:rsid="0049ad74"/>
    </style:style>
    <style:style style:name="T19" style:family="text">
      <style:text-properties style:use-window-font-color="true" officeooo:rsid="004ee6b3"/>
    </style:style>
    <style:style style:name="T20" style:family="text">
      <style:text-properties style:use-window-font-color="true" officeooo:rsid="0050c79f"/>
    </style:style>
    <style:style style:name="T21" style:family="text">
      <style:text-properties style:use-window-font-color="true" fo:font-weight="normal" officeooo:rsid="003c18d4" style:font-weight-asian="normal" style:font-weight-complex="normal"/>
    </style:style>
    <style:style style:name="T22" style:family="text">
      <style:text-properties style:use-window-font-color="true" fo:font-weight="normal" officeooo:rsid="0056c682" style:font-weight-asian="normal" style:font-weight-complex="normal"/>
    </style:style>
    <style:style style:name="T23" style:family="text">
      <style:text-properties officeooo:rsid="00273287"/>
    </style:style>
    <style:style style:name="T24" style:family="text">
      <style:text-properties officeooo:rsid="002e4162"/>
    </style:style>
    <style:style style:name="T25" style:family="text">
      <style:text-properties officeooo:rsid="00359d1a"/>
    </style:style>
    <style:style style:name="T26" style:family="text">
      <style:text-properties officeooo:rsid="0042ea0c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464506" style:font-size-asian="10pt" style:font-size-complex="10pt"/>
    </style:style>
    <style:style style:name="T29" style:family="text">
      <style:text-properties officeooo:rsid="0056c6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Install and configure Raspbian on Raspberry pi</text:p>
      <text:p text:style-name="P1"/>
      <text:p text:style-name="P9">Install Raspbian on SD Card</text:p>
      <text:p text:style-name="P3"/>
      <text:p text:style-name="P18">1. <text:span text:style-name="T23">Download and extract Raspbian image from</text:span></text:p>
      <text:p text:style-name="P31">https://www.raspberrypi.org/downloads/raspbian/</text:p>
      <text:p text:style-name="P36"/>
      <text:p text:style-name="P11"><text:span text:style-name="T2">2</text:span><text:span text:style-name="T1">. </text:span><text:span text:style-name="T3">Insert SD Card and check location of device with:</text:span></text:p>
      <text:p text:style-name="P32"><text:span text:style-name="Source_20_Text">lsblk</text:span></text:p>
      <text:p text:style-name="P4"/>
      <text:p text:style-name="P11"><text:span text:style-name="T2">3</text:span><text:span text:style-name="T1">. </text:span><text:span text:style-name="T4">Copy OS image to SD card</text:span></text:p>
      <text:p text:style-name="P38"><text:span text:style-name="Source_20_Text"><text:span text:style-name="T6">sudo </text:span></text:span><text:span text:style-name="Source_20_Text"><text:span text:style-name="T7">dd bs=4M if=2018-11-13-raspbian-stretch-</text:span></text:span><text:span text:style-name="Source_20_Text"><text:span text:style-name="T10">lite</text:span></text:span><text:span text:style-name="Source_20_Text"><text:span text:style-name="T7">.img of=/dev/</text:span></text:span><text:span text:style-name="Source_20_Text"><text:span text:style-name="T8">mmcblk0</text:span></text:span><text:span text:style-name="Source_20_Text"><text:span text:style-name="T7"> conv=fsync </text:span></text:span><text:span text:style-name="Source_20_Text"><text:span text:style-name="T5">status=progress</text:span></text:span><text:span text:style-name="Source_20_Text"><text:span text:style-name="T7"> </text:span></text:span></text:p>
      <text:p text:style-name="P2"/>
      <text:p text:style-name="P10">Configure Raspbian on Raspberry pi</text:p>
      <text:p text:style-name="P5"/>
      <text:p text:style-name="P19">1. <text:span text:style-name="T24">Insert SD Card into Raspberry pi and connect it to monitor, mouse, keyboard and power on.</text:span></text:p>
      <text:p text:style-name="P37"/>
      <text:p text:style-name="P12"><text:span text:style-name="T2">2</text:span><text:span text:style-name="T1">. </text:span><text:span text:style-name="T14">Provide default credentials:</text:span></text:p>
      <text:p text:style-name="P25">username: pi</text:p>
      <text:p text:style-name="P41"><text:span text:style-name="T21">password: </text:span><text:span text:style-name="T22">password</text:span></text:p>
      <text:p text:style-name="P26"><text:span text:style-name="Source_20_Text"/></text:p>
      <text:p text:style-name="P13"><text:span text:style-name="T16">4</text:span><text:span text:style-name="T1">. </text:span><text:span text:style-name="T4">Configure raspberry pi by running a following command:</text:span></text:p>
      <text:p text:style-name="P39"><text:span text:style-name="Source_20_Text"><text:span text:style-name="T6">sudo raspi-config</text:span></text:span></text:p>
      <text:p text:style-name="P6"/>
      <text:p text:style-name="P13"><text:span text:style-name="T16">5</text:span><text:span text:style-name="T1">. </text:span><text:span text:style-name="T4">C</text:span><text:span text:style-name="T12">hoose below options</text:span><text:span text:style-name="T4">:</text:span></text:p>
      <text:p text:style-name="P20"/>
      <text:p text:style-name="P17"><text:span text:style-name="T4">U</text:span><text:span text:style-name="T1">pdate</text:span></text:p>
      <text:p text:style-name="P6"/>
      <text:p text:style-name="P20">Network Options -&gt; Hostname:</text:p>
      <text:p text:style-name="P22"><text:s text:c="4"/>Change hostname to "adampi"</text:p>
      <text:p text:style-name="P7"/>
      <text:p text:style-name="P22">Network Options -&gt; <text:span text:style-name="T26">Wifi</text:span></text:p>
      <text:p text:style-name="P20"><text:s text:c="4"/></text:p>
      <text:p text:style-name="P21">Boot Options -&gt; Wait for network at boot</text:p>
      <text:p text:style-name="P21"><text:s text:c="4"/></text:p>
      <text:p text:style-name="P14"><text:span text:style-name="T4">Interfacing Options -&gt; </text:span><text:span text:style-name="T13">SSH</text:span></text:p>
      <text:p text:style-name="P8"/>
      <text:p text:style-name="P14"><text:span text:style-name="T16">6</text:span><text:span text:style-name="T15">. </text:span><text:span text:style-name="T4">Update software package by running following commands:</text:span></text:p>
      <text:p text:style-name="P40"><text:span text:style-name="Source_20_Text"><text:span text:style-name="T6">sudo apt-get update</text:span></text:span></text:p>
      <text:p text:style-name="P40"><text:span text:style-name="Source_20_Text"><text:span text:style-name="T6">sudo apt-get dist-upgrade</text:span></text:span></text:p>
      <text:p text:style-name="P27"><text:span text:style-name="Source_20_Text"><text:span text:style-name="T25">sudo apt autoremove</text:span></text:span></text:p>
      <text:p text:style-name="P23"/>
      <text:p text:style-name="P15"><text:span text:style-name="T15">7</text:span><text:span text:style-name="T13">. </text:span><text:span text:style-name="T18">Check your ip address</text:span><text:span text:style-name="T1">:</text:span></text:p>
      <text:p text:style-name="P34"><text:span text:style-name="Source_20_Text">sudo ip addr show</text:span></text:p>
      <text:p text:style-name="P24"/>
      <text:p text:style-name="P42"><text:span text:style-name="T19">8</text:span><text:span text:style-name="T13">. </text:span><text:span text:style-name="T19">Update router port forwarding</text:span></text:p>
      <text:p text:style-name="P43"><text:span text:style-name="T19">8</text:span><text:span text:style-name="T1">443 → 8443</text:span></text:p>
      <text:p text:style-name="P29"/>
      <text:p text:style-name="P16"><text:span text:style-name="T20">9</text:span><text:span text:style-name="T13">. </text:span><text:span text:style-name="T1">Setup </text:span><text:span text:style-name="T17">automatic updates</text:span></text:p>
      <text:p text:style-name="P28">sudo su</text:p>
      <text:p text:style-name="P33"><text:span text:style-name="Source_20_Text">crontab -e</text:span></text:p>
      <text:p text:style-name="P35"><text:span text:style-name="Source_20_Text"><text:span text:style-name="T27">0 </text:span></text:span><text:span text:style-name="Source_20_Text"><text:span text:style-name="T28">9</text:span></text:span><text:span text:style-name="Source_20_Text"><text:span text:style-name="T27"> * * </text:span></text:span><text:span text:style-name="Source_20_Text"><text:span text:style-name="T28">6</text:span></text:span><text:span text:style-name="Source_20_Text"><text:span text:style-name="T27"> apt-</text:span></text:span><text:span text:style-name="Source_20_Text"><text:span text:style-name="T28">get</text:span></text:span><text:span text:style-name="Source_20_Text"><text:span text:style-name="T27"> update &amp;&amp; apt-</text:span></text:span><text:span text:style-name="Source_20_Text"><text:span text:style-name="T28">get</text:span></text:span><text:span text:style-name="Source_20_Text"><text:span text:style-name="T27"> </text:span></text:span><text:span text:style-name="Source_20_Text"><text:span text:style-name="T28">dist-</text:span></text:span><text:span text:style-name="Source_20_Text"><text:span text:style-name="T27">upgrade -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3T17:08:32.835473401</dc:date>
    <meta:editing-duration>PT3H49M3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68" meta:character-count="1090" meta:non-whitespace-character-count="943"/>
  </office:meta>
</office:document-meta>
</file>